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5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5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5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5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5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5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5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8.5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7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fo:color="#202020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left="160.25pt" fo:text-indent="0.85pt" fo:margin-right="163.40pt" fo:margin-top="1.95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5.50pt" fo:text-indent="0.00pt">
        <style:tab-stops>
          <style:tab-stop style:position="220.00pt"/>
          <style:tab-stop style:position="26362.90pt"/>
        </style:tab-stops>
      </style:paragraph-properties>
    </style:style>
    <style:style style:name="P4" style:family="paragraph">
      <style:paragraph-properties fo:line-height="100.00%" fo:text-align="left" fo:margin-left="5.50pt" fo:text-indent="0.00pt"/>
    </style:style>
    <style:style style:name="P5" style:family="paragraph">
      <style:paragraph-properties fo:line-height="100.00%" fo:text-align="left" fo:margin-left="5.50pt" fo:text-indent="0.00pt">
        <style:tab-stops>
          <style:tab-stop style:position="220.00pt"/>
          <style:tab-stop style:position="26362.90pt"/>
        </style:tab-stops>
      </style:paragraph-properties>
    </style:style>
    <style:style style:name="P6" style:family="paragraph">
      <style:paragraph-properties fo:line-height="100.00%" fo:text-align="left" fo:margin-left="5.50pt" fo:text-indent="0.00pt">
        <style:tab-stops>
          <style:tab-stop style:position="220.00pt"/>
          <style:tab-stop style:position="26311.70pt"/>
        </style:tab-stops>
      </style:paragraph-properties>
    </style:style>
    <style:style style:name="P7" style:family="paragraph">
      <style:paragraph-properties fo:line-height="100.00%" fo:text-align="left" fo:margin-left="5.50pt" fo:text-indent="0.00pt"/>
    </style:style>
    <style:style style:name="P8" style:family="paragraph">
      <style:paragraph-properties fo:line-height="100.00%" fo:text-align="left" fo:margin-left="5.50pt" fo:text-indent="0.00pt">
        <style:tab-stops>
          <style:tab-stop style:position="220.00pt"/>
          <style:tab-stop style:position="26311.70pt"/>
        </style:tab-stops>
      </style:paragraph-properties>
    </style:style>
    <style:style style:name="P9" style:family="paragraph">
      <style:paragraph-properties fo:line-height="100.00%" fo:text-align="left" fo:margin-left="5.50pt" fo:text-indent="0.00pt">
        <style:tab-stops>
          <style:tab-stop style:position="220.00pt"/>
          <style:tab-stop style:position="26311.70pt"/>
        </style:tab-stops>
      </style:paragraph-properties>
    </style:style>
    <style:style style:name="P10" style:family="paragraph">
      <style:paragraph-properties fo:line-height="100.00%" fo:text-align="left" fo:margin-left="5.50pt" fo:text-indent="0.00pt" fo:margin-top="0.25pt"/>
    </style:style>
    <style:style style:name="P11" style:family="paragraph">
      <style:paragraph-properties fo:line-height="100.00%" fo:text-align="left" fo:margin-left="5.50pt" fo:text-indent="0.00pt" fo:margin-top="0.15pt"/>
    </style:style>
    <style:style style:name="P12" style:family="paragraph">
      <style:paragraph-properties fo:line-height="100.00%" fo:text-align="left" fo:margin-left="5.50pt" fo:text-indent="0.00pt">
        <style:tab-stops>
          <style:tab-stop style:position="220.00pt"/>
          <style:tab-stop style:position="26311.70pt"/>
        </style:tab-stops>
      </style:paragraph-properties>
    </style:style>
    <style:style style:name="P13" style:family="paragraph">
      <style:paragraph-properties fo:line-height="100.00%" fo:text-align="left" fo:margin-left="5.50pt" fo:text-indent="0.00pt">
        <style:tab-stops>
          <style:tab-stop style:position="220.00pt"/>
          <style:tab-stop style:position="26311.70pt"/>
        </style:tab-stops>
      </style:paragraph-properties>
    </style:style>
    <style:style style:name="P14" style:family="paragraph">
      <style:paragraph-properties fo:line-height="100.00%" fo:text-align="left" fo:margin-left="5.50pt" fo:text-indent="0.00pt"/>
    </style:style>
    <style:style style:name="P15" style:family="paragraph">
      <style:paragraph-properties fo:line-height="100.00%" fo:text-align="left" fo:margin-left="5.50pt" fo:text-indent="0.00pt">
        <style:tab-stops>
          <style:tab-stop style:position="220.00pt"/>
          <style:tab-stop style:position="26311.7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top="0.05pt"/>
    </style:style>
    <style:style style:name="P18" style:family="paragraph">
      <style:paragraph-properties fo:line-height="100.00%" fo:text-align="left" fo:margin-left="5.00pt" fo:text-indent="0.00pt"/>
    </style:style>
    <style:style style:name="P19" style:family="paragraph">
      <style:paragraph-properties fo:line-height="100.00%" fo:text-align="left" fo:margin-left="5.00pt" fo:text-indent="0.00pt" fo:margin-top="8.90pt"/>
    </style:style>
    <style:style style:name="P20" style:family="paragraph">
      <style:paragraph-properties fo:line-height="100.00%" fo:text-align="left" fo:margin-top="0.40pt"/>
    </style:style>
    <style:style style:name="P21" style:family="paragraph">
      <style:paragraph-properties fo:line-height="100.00%" fo:text-align="left" fo:margin-left="5.50pt" fo:text-indent="0.00pt">
        <style:tab-stops>
          <style:tab-stop style:position="39.50pt"/>
          <style:tab-stop style:position="26311.70pt"/>
          <style:tab-stop style:position="421116.15pt" style:type="right"/>
        </style:tab-stops>
      </style:paragraph-properties>
    </style:style>
    <style:style style:name="P22" style:family="paragraph">
      <style:paragraph-properties fo:line-height="100.00%" fo:text-align="right" fo:margin-right="13.95pt" fo:margin-top="0.60pt"/>
    </style:style>
    <style:style style:name="P23" style:family="paragraph">
      <style:paragraph-properties fo:line-height="100.00%" fo:text-align="left" fo:margin-left="5.85pt" fo:text-indent="0.00pt" fo:margin-top="0.60pt"/>
    </style:style>
    <style:style style:name="P24" style:family="paragraph">
      <style:paragraph-properties fo:line-height="100.00%" fo:text-align="left" fo:margin-left="5.50pt" fo:text-indent="0.00pt">
        <style:tab-stops>
          <style:tab-stop style:position="39.50pt"/>
          <style:tab-stop style:position="26311.70pt"/>
          <style:tab-stop style:position="421116.15pt" style:type="right"/>
        </style:tab-stops>
      </style:paragraph-properties>
    </style:style>
    <style:style style:name="P25" style:family="paragraph">
      <style:paragraph-properties fo:line-height="100.00%" fo:text-align="left" fo:margin-left="5.50pt" fo:text-indent="0.00pt">
        <style:tab-stops>
          <style:tab-stop style:position="39.50pt"/>
          <style:tab-stop style:position="26311.70pt"/>
          <style:tab-stop style:position="421116.15pt" style:type="right"/>
        </style:tab-stops>
      </style:paragraph-properties>
    </style:style>
    <style:style style:name="P26" style:family="paragraph">
      <style:paragraph-properties fo:line-height="100.00%" fo:text-align="right" fo:margin-right="15.80pt" fo:margin-top="0.60pt"/>
    </style:style>
    <style:style style:name="P27" style:family="paragraph">
      <style:paragraph-properties fo:line-height="100.00%" fo:text-align="left" fo:margin-left="5.85pt" fo:text-indent="0.00pt" fo:margin-right="18.95pt" fo:margin-top="0.35pt"/>
    </style:style>
    <style:style style:name="P28" style:family="paragraph">
      <style:paragraph-properties fo:line-height="100.00%" fo:text-align="left" fo:margin-left="5.85pt" fo:text-indent="0.00pt" fo:margin-top="0.25pt"/>
    </style:style>
    <style:style style:name="P29" style:family="paragraph">
      <style:paragraph-properties fo:line-height="100.00%" fo:text-align="left" fo:margin-left="5.85pt" fo:text-indent="0.00pt" fo:margin-right="29.10pt"/>
    </style:style>
    <style:style style:name="P30" style:family="paragraph">
      <style:paragraph-properties fo:line-height="100.00%" fo:text-align="left" fo:margin-left="5.50pt" fo:text-indent="0.00pt">
        <style:tab-stops>
          <style:tab-stop style:position="39.50pt"/>
          <style:tab-stop style:position="26311.70pt"/>
          <style:tab-stop style:position="421116.15pt" style:type="right"/>
        </style:tab-stops>
      </style:paragraph-properties>
    </style:style>
    <style:style style:name="P31" style:family="paragraph">
      <style:paragraph-properties fo:line-height="100.00%" fo:text-align="left" fo:margin-left="5.50pt" fo:text-indent="0.00pt">
        <style:tab-stops>
          <style:tab-stop style:position="39.50pt"/>
          <style:tab-stop style:position="26311.70pt"/>
          <style:tab-stop style:position="421116.15pt" style:type="right"/>
        </style:tab-stops>
      </style:paragraph-properties>
    </style:style>
    <style:style style:name="P32" style:family="paragraph">
      <style:paragraph-properties fo:line-height="100.00%" fo:text-align="right" fo:margin-right="15.80pt" fo:margin-top="0.25pt"/>
    </style:style>
    <style:style style:name="P33" style:family="paragraph">
      <style:paragraph-properties fo:line-height="100.00%" fo:text-align="left" fo:margin-left="5.85pt" fo:text-indent="0.00pt" fo:margin-top="0.25pt"/>
    </style:style>
    <style:style style:name="P34" style:family="paragraph">
      <style:paragraph-properties fo:line-height="100.00%" fo:text-align="left" fo:margin-left="5.85pt" fo:text-indent="0.00pt" fo:margin-right="16.35pt" fo:margin-top="0.25pt"/>
    </style:style>
    <style:style style:name="P35" style:family="paragraph">
      <style:paragraph-properties fo:line-height="100.00%" fo:text-align="left" fo:margin-left="5.50pt" fo:text-indent="0.00pt">
        <style:tab-stops>
          <style:tab-stop style:position="39.50pt"/>
          <style:tab-stop style:position="26311.70pt"/>
          <style:tab-stop style:position="421116.15pt" style:type="right"/>
        </style:tab-stops>
      </style:paragraph-properties>
    </style:style>
    <style:style style:name="P36" style:family="paragraph">
      <style:paragraph-properties fo:line-height="100.00%" fo:text-align="left" fo:margin-left="5.50pt" fo:text-indent="0.00pt">
        <style:tab-stops>
          <style:tab-stop style:position="39.50pt"/>
          <style:tab-stop style:position="26311.70pt"/>
          <style:tab-stop style:position="421116.15pt" style:type="right"/>
        </style:tab-stops>
      </style:paragraph-properties>
    </style:style>
    <style:style style:name="P37" style:family="paragraph">
      <style:paragraph-properties fo:line-height="100.00%" fo:text-align="right" fo:margin-right="15.80pt" fo:margin-top="0.60pt"/>
    </style:style>
    <style:style style:name="P38" style:family="paragraph">
      <style:paragraph-properties fo:line-height="100.00%" fo:text-align="left" fo:margin-left="5.85pt" fo:text-indent="0.00pt" fo:margin-top="0.60pt"/>
    </style:style>
    <style:style style:name="P39" style:family="paragraph">
      <style:paragraph-properties fo:line-height="100.00%" fo:text-align="left" fo:margin-left="5.85pt" fo:text-indent="0.00pt" fo:margin-right="34.40pt" fo:margin-top="0.25pt"/>
    </style:style>
    <style:style style:name="P40" style:family="paragraph">
      <style:paragraph-properties fo:line-height="100.00%" fo:text-align="left" fo:margin-left="5.50pt" fo:text-indent="0.00pt">
        <style:tab-stops>
          <style:tab-stop style:position="39.50pt"/>
          <style:tab-stop style:position="26311.70pt"/>
          <style:tab-stop style:position="421116.15pt" style:type="right"/>
        </style:tab-stops>
      </style:paragraph-properties>
    </style:style>
    <style:style style:name="P41" style:family="paragraph">
      <style:paragraph-properties fo:line-height="100.00%" fo:text-align="left" fo:margin-left="5.50pt" fo:text-indent="0.00pt">
        <style:tab-stops>
          <style:tab-stop style:position="39.50pt"/>
          <style:tab-stop style:position="26311.70pt"/>
          <style:tab-stop style:position="421116.15pt" style:type="right"/>
        </style:tab-stops>
      </style:paragraph-properties>
    </style:style>
    <style:style style:name="P42" style:family="paragraph">
      <style:paragraph-properties fo:line-height="100.00%" fo:text-align="right" fo:margin-right="15.80pt" fo:margin-top="0.25pt"/>
    </style:style>
    <style:style style:name="P43" style:family="paragraph">
      <style:paragraph-properties fo:line-height="100.00%" fo:text-align="left" fo:margin-left="5.85pt" fo:text-indent="0.00pt" fo:margin-top="0.25pt"/>
    </style:style>
    <style:style style:name="P44" style:family="paragraph">
      <style:paragraph-properties fo:line-height="100.00%" fo:text-align="left" fo:margin-left="5.85pt" fo:text-indent="0.00pt" fo:margin-right="35.70pt" fo:margin-top="0.20pt"/>
    </style:style>
    <style:style style:name="P45" style:family="paragraph">
      <style:paragraph-properties fo:line-height="100.00%" fo:text-align="left" fo:margin-left="5.50pt" fo:text-indent="0.00pt">
        <style:tab-stops>
          <style:tab-stop style:position="39.50pt"/>
          <style:tab-stop style:position="26311.70pt"/>
          <style:tab-stop style:position="421116.15pt" style:type="right"/>
        </style:tab-stops>
      </style:paragraph-properties>
    </style:style>
    <style:style style:name="P46" style:family="paragraph">
      <style:paragraph-properties fo:line-height="100.00%" fo:text-align="left" fo:margin-left="5.50pt" fo:text-indent="0.00pt">
        <style:tab-stops>
          <style:tab-stop style:position="39.50pt"/>
          <style:tab-stop style:position="26311.70pt"/>
          <style:tab-stop style:position="421116.15pt" style:type="right"/>
        </style:tab-stops>
      </style:paragraph-properties>
    </style:style>
    <style:style style:name="P47" style:family="paragraph">
      <style:paragraph-properties fo:line-height="100.00%" fo:text-align="right" fo:margin-right="15.80pt" fo:margin-top="0.25pt"/>
    </style:style>
    <style:style style:name="P48" style:family="paragraph">
      <style:paragraph-properties fo:line-height="100.00%" fo:text-align="left" fo:margin-left="5.85pt" fo:text-indent="0.00pt" fo:margin-top="0.25pt"/>
    </style:style>
    <style:style style:name="P49" style:family="paragraph">
      <style:paragraph-properties fo:line-height="100.00%" fo:text-align="left" fo:margin-left="5.85pt" fo:text-indent="0.00pt" fo:margin-top="0.70pt"/>
    </style:style>
    <style:style style:name="P50" style:family="paragraph">
      <style:paragraph-properties fo:line-height="100.00%" fo:text-align="left" fo:margin-left="5.50pt" fo:text-indent="0.00pt">
        <style:tab-stops>
          <style:tab-stop style:position="39.50pt"/>
          <style:tab-stop style:position="26311.70pt"/>
          <style:tab-stop style:position="421116.15pt" style:type="right"/>
        </style:tab-stops>
      </style:paragraph-properties>
    </style:style>
    <style:style style:name="P51" style:family="paragraph">
      <style:paragraph-properties fo:line-height="100.00%" fo:text-align="left" fo:margin-top="0.40pt"/>
    </style:style>
    <style:style style:name="TableColumn0100" style:family="table-column">
      <style:table-column-properties style:column-width="3.131944in"/>
    </style:style>
    <style:style style:name="TableColumn0101" style:family="table-column">
      <style:table-column-properties style:column-width="3.131944in"/>
    </style:style>
    <style:style style:name="Table01" style:family="table">
      <style:table-properties style:width="6.263889in" fo:margin-left="0.000000in" style:writing-mode="lr" table:align="left" style:may-break-between-rows="true"/>
    </style:style>
    <style:style style:name="TableRow0100" style:family="table-row">
      <style:table-row-properties style:min-row-height="0.183333in"/>
    </style:style>
    <style:style style:name="TableCell010000" style:family="table-cell">
      <style:table-cell-properties fo:border-top="0.008333in solid #000000" fo:border-left="0.005556in solid #000000" fo:border-right="0.005556in solid #000000" fo:border-bottom="0.005556in solid #000000" fo:vertical-align="top" fo:background-color="#ffffff"/>
    </style:style>
    <style:style style:name="TableCell010001" style:family="table-cell">
      <style:table-cell-properties fo:border-top="0.008333in solid #000000" fo:border-left="0.005556in solid #000000" fo:border-right="0.005556in solid #000000" fo:border-bottom="0.005556in solid #000000" fo:vertical-align="top" fo:background-color="#ffffff"/>
    </style:style>
    <style:style style:name="TableRow0101" style:family="table-row">
      <style:table-row-properties style:min-row-height="0.187500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2" style:family="table-row">
      <style:table-row-properties style:min-row-height="0.372917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3" style:family="table-row">
      <style:table-row-properties style:min-row-height="0.187500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olumn0200" style:family="table-column">
      <style:table-column-properties style:column-width="0.625000in"/>
    </style:style>
    <style:style style:name="TableColumn0201" style:family="table-column">
      <style:table-column-properties style:column-width="2.541667in"/>
    </style:style>
    <style:style style:name="TableColumn0202" style:family="table-column">
      <style:table-column-properties style:column-width="3.131944in"/>
    </style:style>
    <style:style style:name="Table02" style:family="table">
      <style:table-properties style:width="6.298611in" fo:margin-left="0.000000in" style:writing-mode="lr" table:align="left" style:may-break-between-rows="true"/>
    </style:style>
    <style:style style:name="TableRow0200" style:family="table-row">
      <style:table-row-properties style:min-row-height="0.388194in"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01" style:family="table-row">
      <style:table-row-properties style:min-row-height="0.568056in"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02" style:family="table-row">
      <style:table-row-properties style:min-row-height="0.668056in"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03" style:family="table-row">
      <style:table-row-properties style:min-row-height="0.547917in"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04" style:family="table-row">
      <style:table-row-properties style:min-row-height="0.563194in"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4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4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05" style:family="table-row">
      <style:table-row-properties style:min-row-height="0.747917in"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5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5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</office:automatic-styles>
  <office:body>
    <office:text>
      <text:p text:style-name="P1"><text:span text:style-name="T1">Project Design Phase-I</text:span><text:span text:style-name="T2"><text:s/></text:span><text:span text:style-name="T3">Proposed</text:span><text:span text:style-name="T4"><text:s/></text:span><text:span text:style-name="T5">Solution</text:span><text:span text:style-name="T6"><text:s/></text:span><text:span text:style-name="T7">Template</text:span></text:p>
      <text:p text:style-name="P2"><text:span text:style-name="T8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10">Date</text:span><text:span text:style-name="T11"/></text:p>
          </table:table-cell>
          <table:table-cell table:style-name="TableCell010001">
            <text:p text:style-name="P4"><text:span text:style-name="T12">23</text:span><text:span text:style-name="T13"><text:s/></text:span><text:span text:style-name="T14">September</text:span><text:span text:style-name="T15"><text:s/></text:span><text:span text:style-name="T16">2022</text:span><text:span text:style-name="T17"/></text:p>
          </table:table-cell>
        </table:table-row>
        <table:table-row table:style-name="TableRow0101">
          <table:table-cell table:style-name="TableCell010100">
            <text:p text:style-name="P7"><text:span text:style-name="T18">Team</text:span><text:span text:style-name="T19"><text:s/></text:span><text:span text:style-name="T20">ID</text:span><text:span text:style-name="T21"/></text:p>
          </table:table-cell>
          <table:table-cell table:style-name="TableCell010101">
            <text:p text:style-name="P7"><text:span text:style-name="T22">PNT2022TMID34760</text:span><text:span text:style-name="T23"/></text:p>
          </table:table-cell>
        </table:table-row>
        <table:table-row table:style-name="TableRow0102">
          <table:table-cell table:style-name="TableCell010200">
            <text:p text:style-name="P10"><text:span text:style-name="T24">Project</text:span><text:span text:style-name="T25"><text:s/></text:span><text:span text:style-name="T26">Name</text:span><text:span text:style-name="T27"/></text:p>
          </table:table-cell>
          <table:table-cell table:style-name="TableCell010201">
            <text:p text:style-name="P11"><text:span text:style-name="T28">Project</text:span><text:span text:style-name="T29"><text:s/></text:span><text:span text:style-name="T30">–</text:span><text:span text:style-name="T31"><text:s/></text:span><text:span text:style-name="T32">Gas</text:span><text:span text:style-name="T33"><text:s/></text:span><text:span text:style-name="T34">Leakage</text:span><text:span text:style-name="T35"><text:s/></text:span><text:span text:style-name="T36">monitoring</text:span><text:span text:style-name="T37"><text:s/></text:span><text:span text:style-name="T38">&amp;</text:span><text:span text:style-name="T39"><text:s/></text:span><text:span text:style-name="T40">Alerting</text:span><text:span text:style-name="T41"><text:s/></text:span><text:span text:style-name="T42">system</text:span><text:span text:style-name="T43"><text:s/></text:span><text:span text:style-name="T44">for</text:span><text:span text:style-name="T45"><text:s/></text:span><text:span text:style-name="T46">Industries</text:span><text:span text:style-name="T47"/></text:p>
          </table:table-cell>
        </table:table-row>
        <table:table-row table:style-name="TableRow0103">
          <table:table-cell table:style-name="TableCell010300">
            <text:p text:style-name="P14"><text:span text:style-name="T48">Maximum</text:span><text:span text:style-name="T49"><text:s/></text:span><text:span text:style-name="T50">Marks</text:span><text:span text:style-name="T51"/></text:p>
          </table:table-cell>
          <table:table-cell table:style-name="TableCell010301">
            <text:p text:style-name="P14"><text:span text:style-name="T52">2</text:span><text:span text:style-name="T53"><text:s/></text:span><text:span text:style-name="T54">Marks</text:span><text:span text:style-name="T55"/></text:p>
          </table:table-cell>
        </table:table-row>
      </table:table>
      <text:p text:style-name="P16"><text:span text:style-name="T56"/></text:p>
      <text:p text:style-name="P17"><text:span text:style-name="T57"/></text:p>
      <text:p text:style-name="P18"><text:span text:style-name="T58">Proposed</text:span><text:span text:style-name="T59"><text:s/></text:span><text:span text:style-name="T60">Solution</text:span><text:span text:style-name="T61"><text:s/></text:span><text:span text:style-name="T62">Template:</text:span></text:p>
      <text:p text:style-name="P19"><text:span text:style-name="T63">Project</text:span><text:span text:style-name="T64"><text:s/></text:span><text:span text:style-name="T65">team</text:span><text:span text:style-name="T66"><text:s/></text:span><text:span text:style-name="T67">shall</text:span><text:span text:style-name="T68"><text:s/></text:span><text:span text:style-name="T69">fill</text:span><text:span text:style-name="T70"><text:s/></text:span><text:span text:style-name="T71">the</text:span><text:span text:style-name="T72"><text:s/></text:span><text:span text:style-name="T73">following</text:span><text:span text:style-name="T74"><text:s/></text:span><text:span text:style-name="T75">information</text:span><text:span text:style-name="T76"><text:s/></text:span><text:span text:style-name="T77">in</text:span><text:span text:style-name="T78"><text:s/></text:span><text:span text:style-name="T79">proposed</text:span><text:span text:style-name="T80"><text:s/></text:span><text:span text:style-name="T81">solution</text:span><text:span text:style-name="T82"><text:s/></text:span><text:span text:style-name="T83">template.</text:span></text:p>
      <text:p text:style-name="P20"><text:span text:style-name="T84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22"><text:span text:style-name="T86">S.No.</text:span><text:span text:style-name="T87"/></text:p>
          </table:table-cell>
          <table:table-cell table:style-name="TableCell020001">
            <text:p text:style-name="P23"><text:span text:style-name="T88">Parameter</text:span><text:span text:style-name="T89"/></text:p>
          </table:table-cell>
          <table:table-cell table:style-name="TableCell020002">
            <text:p text:style-name="P23"><text:span text:style-name="T90">Description</text:span><text:span text:style-name="T91"/></text:p>
          </table:table-cell>
        </table:table-row>
        <table:table-row table:style-name="TableRow0201">
          <table:table-cell table:style-name="TableCell020100">
            <text:p text:style-name="P26"><text:span text:style-name="T92">1.</text:span><text:span text:style-name="T93"/></text:p>
          </table:table-cell>
          <table:table-cell table:style-name="TableCell020101">
            <text:p text:style-name="P27"><text:span text:style-name="T94">Problem Statement (Problem to be</text:span><text:span text:style-name="T95"><text:s/></text:span><text:span text:style-name="T96">solved)</text:span><text:span text:style-name="T97"/></text:p>
          </table:table-cell>
          <table:table-cell table:style-name="TableCell020102">
            <text:p text:style-name="P28"><text:span text:style-name="T98">The</text:span><text:span text:style-name="T99"><text:s/></text:span><text:span text:style-name="T100">software</text:span><text:span text:style-name="T101"><text:s/></text:span><text:span text:style-name="T102">to</text:span><text:span text:style-name="T103"><text:s/></text:span><text:span text:style-name="T104">be</text:span><text:span text:style-name="T105"><text:s/></text:span><text:span text:style-name="T106">developed</text:span><text:span text:style-name="T107"><text:s/></text:span><text:span text:style-name="T108">has</text:span><text:span text:style-name="T109"><text:s/></text:span><text:span text:style-name="T110">to</text:span></text:p>
            <text:p text:style-name="P29"><text:span text:style-name="T110">detect any Gas Leakage and Alert involved</text:span><text:span text:style-name="T111"><text:s/></text:span><text:span text:style-name="T112">people.</text:span><text:span text:style-name="T113"/></text:p>
          </table:table-cell>
        </table:table-row>
        <table:table-row table:style-name="TableRow0202">
          <table:table-cell table:style-name="TableCell020200">
            <text:p text:style-name="P32"><text:span text:style-name="T114">2.</text:span><text:span text:style-name="T115"/></text:p>
          </table:table-cell>
          <table:table-cell table:style-name="TableCell020201">
            <text:p text:style-name="P33"><text:span text:style-name="T116">Idea</text:span><text:span text:style-name="T117"><text:s/></text:span><text:span text:style-name="T118">/</text:span><text:span text:style-name="T119"><text:s/></text:span><text:span text:style-name="T120">Solution</text:span><text:span text:style-name="T121"><text:s/></text:span><text:span text:style-name="T122">description</text:span><text:span text:style-name="T123"/></text:p>
          </table:table-cell>
          <table:table-cell table:style-name="TableCell020202">
            <text:p text:style-name="P34"><text:span text:style-name="T124">Attach an IOT Device to the Gas Cylinder that</text:span><text:span text:style-name="T125"><text:s/></text:span><text:span text:style-name="T126">can</text:span><text:span text:style-name="T127"><text:s/></text:span><text:span text:style-name="T128">monitor</text:span><text:span text:style-name="T129"><text:s/></text:span><text:span text:style-name="T130">Gas</text:span><text:span text:style-name="T131"><text:s/></text:span><text:span text:style-name="T132">Levels.</text:span><text:span text:style-name="T133"/></text:p>
          </table:table-cell>
        </table:table-row>
        <table:table-row table:style-name="TableRow0203">
          <table:table-cell table:style-name="TableCell020300">
            <text:p text:style-name="P37"><text:span text:style-name="T134">3.</text:span><text:span text:style-name="T135"/></text:p>
          </table:table-cell>
          <table:table-cell table:style-name="TableCell020301">
            <text:p text:style-name="P38"><text:span text:style-name="T136">Novelty</text:span><text:span text:style-name="T137"><text:s/></text:span><text:span text:style-name="T138">/</text:span><text:span text:style-name="T139"><text:s/></text:span><text:span text:style-name="T140">Uniqueness</text:span><text:span text:style-name="T141"/></text:p>
          </table:table-cell>
          <table:table-cell table:style-name="TableCell020302">
            <text:p text:style-name="P39"><text:span text:style-name="T142">The Leakage level needs to pass a certain</text:span><text:span text:style-name="T143"><text:s/></text:span><text:span text:style-name="T144">limit</text:span><text:span text:style-name="T145"><text:s/></text:span><text:span text:style-name="T146">to</text:span><text:span text:style-name="T147"><text:s/></text:span><text:span text:style-name="T148">be</text:span><text:span text:style-name="T149"><text:s/></text:span><text:span text:style-name="T150">considered</text:span><text:span text:style-name="T151"><text:s/></text:span><text:span text:style-name="T152">dangerous</text:span><text:span text:style-name="T153"/></text:p>
          </table:table-cell>
        </table:table-row>
        <table:table-row table:style-name="TableRow0204">
          <table:table-cell table:style-name="TableCell020400">
            <text:p text:style-name="P42"><text:span text:style-name="T154">4.</text:span><text:span text:style-name="T155"/></text:p>
          </table:table-cell>
          <table:table-cell table:style-name="TableCell020401">
            <text:p text:style-name="P43"><text:span text:style-name="T156">Social</text:span><text:span text:style-name="T157"><text:s/></text:span><text:span text:style-name="T158">Impact</text:span><text:span text:style-name="T159"><text:s/></text:span><text:span text:style-name="T160">/</text:span><text:span text:style-name="T161"><text:s/></text:span><text:span text:style-name="T162">Customer</text:span><text:span text:style-name="T163"><text:s/></text:span><text:span text:style-name="T164">Satisfaction</text:span><text:span text:style-name="T165"/></text:p>
          </table:table-cell>
          <table:table-cell table:style-name="TableCell020402">
            <text:p text:style-name="P44"><text:span text:style-name="T166">To detect Gas Leakage can save lives and</text:span><text:span text:style-name="T167"><text:s/></text:span><text:span text:style-name="T168">property.</text:span><text:span text:style-name="T169"/></text:p>
          </table:table-cell>
        </table:table-row>
        <table:table-row table:style-name="TableRow0205">
          <table:table-cell table:style-name="TableCell020500">
            <text:p text:style-name="P47"><text:span text:style-name="T170">5.</text:span><text:span text:style-name="T171"/></text:p>
          </table:table-cell>
          <table:table-cell table:style-name="TableCell020501">
            <text:p text:style-name="P48"><text:span text:style-name="T172">Business</text:span><text:span text:style-name="T173"><text:s/></text:span><text:span text:style-name="T174">Model</text:span><text:span text:style-name="T175"><text:s/></text:span><text:span text:style-name="T176">(Revenue</text:span><text:span text:style-name="T177"><text:s/></text:span><text:span text:style-name="T178">Model)</text:span><text:span text:style-name="T179"/></text:p>
          </table:table-cell>
          <table:table-cell table:style-name="TableCell020502">
            <text:p text:style-name="P49"><text:span text:style-name="T180">It been sell our service/product to Govt based</text:span><text:span text:style-name="T181"><text:s/></text:span><text:span text:style-name="T182">and</text:span><text:span text:style-name="T183"><text:s/></text:span><text:span text:style-name="T184">Private</text:span><text:span text:style-name="T185"><text:s/></text:span><text:span text:style-name="T186">Based</text:span><text:span text:style-name="T187"><text:s/></text:span><text:span text:style-name="T188">entities</text:span><text:span text:style-name="T189"><text:s/></text:span><text:span text:style-name="T190">that</text:span><text:span text:style-name="T191"><text:s/></text:span><text:span text:style-name="T192">focus</text:span><text:span text:style-name="T193"><text:s/></text:span><text:span text:style-name="T194">on</text:span><text:span text:style-name="T195"><text:s/></text:span><text:span text:style-name="T196">Disaster</text:span><text:span text:style-name="T197"><text:s/></text:span><text:span text:style-name="T198">Management.</text:span><text:span text:style-name="T199"/></text:p>
          </table:table-cell>
        </table:table-row>
      </table:table>
      <text:p text:style-name="P51"><text:span text:style-name="T19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